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5598in" svg:height="4.3146in" svg:x="8.1772in" svg:y="0.1898in">
            <draw:object draw:notify-on-update-of-ranges="Sheet1.B2:Sheet1.B3 Sheet1.B4:Sheet1.B26 Sheet1.C2:Sheet1.C3 Sheet1.C4:Sheet1.C26 Sheet1.D2:Sheet1.D3 Sheet1.D4:Sheet1.D26 Sheet1.E2:Sheet1.E3 Sheet1.E4:Sheet1.E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669in" svg:height="3.9346in" svg:x="7.235in" svg:y="4.926in">
            <draw:object draw:notify-on-update-of-ranges="Sheet1.B4:Sheet1.B26 Sheet1.C2:Sheet1.C3 Sheet1.F4:Sheet1.F22 Sheet1.D2:Sheet1.D3 Sheet1.G4:Sheet1.G22 Sheet1.E2:Sheet1.E3 Sheet1.H4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QuickSort</text:p>
          </table:table-cell>
          <table:covered-table-cell table:number-columns-repeated="2"/>
          <table:table-cell table:style-name="ce1" office:value-type="string" table:number-columns-spanned="3" table:number-rows-spanned="1">
            <text:p>Stooge So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  <table:table-cell table:style-name="ce3" office:value-type="string">
            <text:p>Ordenado</text:p>
          </table:table-cell>
          <table:table-cell table:style-name="ce3" office:value-type="string">
            <text:p>Invertido</text:p>
          </table:table-cell>
          <table:table-cell table:style-name="ce3" office:value-type="string">
            <text:p>Aleatorio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3">
            <text:p>1kb</text:p>
          </table:table-cell>
          <table:table-cell office:value-type="string">
            <text:p>real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table-cell table:number-columns-repeated="2"/>
          <table:table-cell table:style-name="ce4" table:number-columns-repeated="6"/>
        </table:table-row>
        <table:table-row table:style-name="ro2">
          <table:table-cell table:style-name="ce2" office:value-type="string" table:number-columns-spanned="1" table:number-rows-spanned="3">
            <text:p>8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2" table:style-name="ce4" office:value-type="float" office:value="0.02">
            <text:p>0.02</text:p>
          </table:table-cell>
          <table:table-cell table:style-name="ce4" office:value-type="float" office:value="0.01">
            <text:p>0.01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3" table:style-name="ce4" office:value-type="float" office:value="0.01">
            <text:p>0.01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table-cell table:number-columns-repeated="2"/>
          <table:table-cell table:style-name="ce4" table:number-columns-repeated="6"/>
        </table:table-row>
        <table:table-row table:style-name="ro2">
          <table:table-cell table:style-name="ce2" office:value-type="string" table:number-columns-spanned="1" table:number-rows-spanned="3">
            <text:p>16kb</text:p>
          </table:table-cell>
          <table:table-cell office:value-type="string">
            <text:p>real</text:p>
          </table:table-cell>
          <table:table-cell table:number-columns-repeated="4" table:style-name="ce4" office:value-type="float" office:value="0">
            <text:p>0.00</text:p>
          </table:table-cell>
          <table:table-cell table:number-columns-repeated="2" table:style-name="ce4" office:value-type="float" office:value="0.02">
            <text:p>0.02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4" table:style-name="ce4" office:value-type="float" office:value="0">
            <text:p>0.00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2">
            <text:p>0.02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table-cell table:number-columns-repeated="2"/>
          <table:table-cell table:style-name="ce4" table:number-columns-repeated="6"/>
        </table:table-row>
        <table:table-row table:style-name="ro2">
          <table:table-cell table:style-name="ce2" office:value-type="string" table:number-columns-spanned="1" table:number-rows-spanned="3">
            <text:p>32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3" table:style-name="ce4" office:value-type="float" office:value="0.17">
            <text:p>0.17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3" table:style-name="ce4" office:value-type="float" office:value="0.17">
            <text:p>0.17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table-cell table:number-columns-repeated="2"/>
          <table:table-cell table:style-name="ce4" table:number-columns-repeated="6"/>
        </table:table-row>
        <table:table-row table:style-name="ro2">
          <table:table-cell table:style-name="ce2" office:value-type="string" table:number-columns-spanned="1" table:number-rows-spanned="3">
            <text:p>64kb</text:p>
          </table:table-cell>
          <table:table-cell office:value-type="string">
            <text:p>real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3" table:style-name="ce4" office:value-type="float" office:value="1.44">
            <text:p>1.44</text:p>
          </table:table-cell>
        </table:table-row>
        <table:table-row table:style-name="ro2">
          <table:covered-table-cell/>
          <table:table-cell office:value-type="string">
            <text:p>user</text:p>
          </table:table-cell>
          <table:table-cell table:number-columns-repeated="3" table:style-name="ce4" office:value-type="float" office:value="0">
            <text:p>0.00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43">
            <text:p>1.43</text:p>
          </table:table-cell>
          <table:table-cell table:style-name="ce4" office:value-type="float" office:value="1.44">
            <text:p>1.44</text:p>
          </table:table-cell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6" table:style-name="ce4" office:value-type="float" office:value="0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3">
            <text:p>1024kb</text:p>
          </table:table-cell>
          <table:table-cell office:value-type="string">
            <text:p>real</text:p>
          </table:table-cell>
          <table:table-cell table:style-name="ce4" office:value-type="float" office:value="0.04">
            <text:p>0.04</text:p>
          </table:table-cell>
          <table:table-cell table:number-columns-repeated="2" table:style-name="ce4" office:value-type="float" office:value="0.03">
            <text:p>0.03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user</text:p>
          </table:table-cell>
          <table:table-cell table:style-name="ce4" office:value-type="float" office:value="0.03">
            <text:p>0.03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3">
            <text:p>0.03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sys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3"/>
        </table:table-row>
        <table:table-row table:style-name="ro2" table:number-rows-repeated="104854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Marra </meta:initial-creator>
    <meta:creation-date>2012-09-19T09:29:19</meta:creation-date>
    <dc:date>2012-09-19T12:20:39</dc:date>
    <dc:creator>AleMarra </dc:creator>
    <meta:editing-duration>PT2H44M30S</meta:editing-duration>
    <meta:editing-cycles>6</meta:editing-cycles>
    <meta:generator>LibreOffice/3.5$Linux_X86_64 LibreOffice_project/350m1$Build-2</meta:generator>
    <meta:document-statistic meta:table-count="3" meta:cell-count="1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rial Black'" style:font-style-name="Regular" fo:font-size="1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03cm" svg:height="10.96cm" xlink:href=".." xlink:type="simple" chart:class="chart:bar" chart:style-name="ch1">
        <chart:title svg:x="8.552cm" svg:y="0.355cm" chart:style-name="ch2">
          <text:p>Quicksort</text:p>
        </chart:title>
        <chart:legend chart:legend-position="end" svg:x="16.86cm" svg:y="4.683cm" style:legend-expansion="high" chart:style-name="ch3"/>
        <chart:plot-area chart:style-name="ch4" table:cell-range-address="Sheet1.B2:Sheet1.E26" chart:data-source-has-labels="both" svg:x="0.544cm" svg:y="1.776cm" svg:width="16.348cm" svg:height="7.865cm">
          <chartooo:coordinate-region svg:x="1.456cm" svg:y="1.975cm" svg:width="15.436cm" svg:height="7.019cm"/>
          <chart:axis chart:dimension="x" chart:name="primary-x" chart:style-name="ch5" chartooo:axis-type="auto">
            <chartooo:date-scale/>
            <chart:title svg:x="1.507cm" svg:y="9.641cm" chart:style-name="ch6">
              <text:p>    1Kb                  8Kb                   16Kb               32Kb               64Kb              1024Kb</text:p>
            </chart:title>
            <chart:categories table:cell-range-address="Sheet1.B4:Sheet1.B26"/>
          </chart:axis>
          <chart:axis chart:dimension="x" chart:name="secondary-x" chart:style-name="ch7"/>
          <chart:axis chart:dimension="y" chart:name="primary-y" chart:style-name="ch8">
            <chart:title svg:x="0cm" svg:y="6.519cm" chart:style-name="ch9">
              <text:p>Time (sec)</text:p>
            </chart:title>
            <chart:grid chart:style-name="ch10" chart:class="major"/>
          </chart:axis>
          <chart:series chart:style-name="ch11" chart:values-cell-range-address="Sheet1.C4:Sheet1.C26" chart:label-cell-address="Sheet1.C2:Sheet1.C3" chart:class="chart:bar">
            <chart:data-point chart:repeated="23"/>
          </chart:series>
          <chart:series chart:style-name="ch12" chart:values-cell-range-address="Sheet1.D4:Sheet1.D26" chart:label-cell-address="Sheet1.D2:Sheet1.D3" chart:class="chart:bar">
            <chart:data-point chart:repeated="23"/>
          </chart:series>
          <chart:series chart:style-name="ch13" chart:values-cell-range-address="Sheet1.E4:Sheet1.E26" chart:label-cell-address="Sheet1.E2:Sheet1.E3" chart:class="chart:ba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  <text:list>
                  <text:list-item>
                    <text:p>Ordenado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Invertido</text:p>
                <text:list>
                  <text:list-item>
                    <text:p>Invertido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Aleatorio</text:p>
                <text:list>
                  <text:list-item>
                    <text:p>Aleatorio</text:p>
                  </text:list-item>
                  <text:list-item>
                    <text:p/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B4:Sheet1.B26</svg:desc>
                </draw:g>
              </table:table-cell>
              <table:table-cell office:value-type="float" office:value="0">
                <text:p>0</text:p>
                <draw:g>
                  <svg:desc>Sheet1.C4:Sheet1.C26</svg:desc>
                </draw:g>
              </table:table-cell>
              <table:table-cell office:value-type="float" office:value="0">
                <text:p>0</text:p>
                <draw:g>
                  <svg:desc>Sheet1.D4:Sheet1.D26</svg:desc>
                </draw:g>
              </table:table-cell>
              <table:table-cell office:value-type="float" office:value="0">
                <text:p>0</text:p>
                <draw:g>
                  <svg:desc>Sheet1.E4:Sheet1.E26</svg:desc>
                </draw:g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Arial Black'" style:font-style-name="Regular" fo:font-size="1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Arial Black'" style:font-style-name="Regular"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61cm" svg:height="9.995cm" xlink:href=".." xlink:type="simple" chart:class="chart:bar" chart:column-mapping="0 1" chart:style-name="ch1">
        <chart:title svg:x="9.659cm" svg:y="0.335cm" chart:style-name="ch2">
          <text:p>Stooge sort</text:p>
        </chart:title>
        <chart:legend chart:legend-position="end" svg:x="19.418cm" svg:y="4.2cm" style:legend-expansion="high" chart:style-name="ch3"/>
        <chart:plot-area chart:style-name="ch4" table:cell-range-address="Sheet1.B4:Sheet1.B26 Sheet1.C2:Sheet1.E3 Sheet1.F4:Sheet1.H22" chart:data-source-has-labels="both" svg:x="1.584cm" svg:y="1.252cm" svg:width="17.717cm" svg:height="7.219cm">
          <chartooo:coordinate-region svg:x="2.496cm" svg:y="1.451cm" svg:width="16.805cm" svg:height="6.373cm"/>
          <chart:axis chart:dimension="x" chart:name="primary-x" chart:style-name="ch5" chartooo:axis-type="auto">
            <chartooo:date-scale/>
            <chart:title svg:x="3.4cm" svg:y="8.624cm" chart:style-name="ch6">
              <text:p>    1Kb                       8Kb                        16Kb                      32Kb                        64Kb            </text:p>
            </chart:title>
            <chart:categories table:cell-range-address="Sheet1.B4:Sheet1.B26"/>
          </chart:axis>
          <chart:axis chart:dimension="x" chart:name="secondary-x" chart:style-name="ch7"/>
          <chart:axis chart:dimension="y" chart:name="primary-y" chart:style-name="ch8">
            <chart:title svg:x="0.461cm" svg:y="5.917cm" chart:style-name="ch9">
              <text:p>Time (sec)</text:p>
            </chart:title>
            <chart:grid chart:style-name="ch10" chart:class="major"/>
          </chart:axis>
          <chart:series chart:style-name="ch11" chart:values-cell-range-address="Sheet1.F4:Sheet1.F22" chart:label-cell-address="Sheet1.C2:Sheet1.C3" chart:class="chart:bar">
            <chart:data-point chart:repeated="19"/>
          </chart:series>
          <chart:series chart:style-name="ch12" chart:values-cell-range-address="Sheet1.G4:Sheet1.G22" chart:label-cell-address="Sheet1.D2:Sheet1.D3" chart:class="chart:bar">
            <chart:data-point chart:repeated="19"/>
          </chart:series>
          <chart:series chart:style-name="ch13" chart:values-cell-range-address="Sheet1.H4:Sheet1.H22" chart:label-cell-address="Sheet1.E2:Sheet1.E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nado</text:p>
                <text:list>
                  <text:list-item>
                    <text:p>Ordenado</text:p>
                  </text:list-item>
                  <text:list-item>
                    <text:p/>
                  </text:list-item>
                </text:list>
                <draw:g>
                  <svg:desc>Sheet1.C2:Sheet1.C3</svg:desc>
                </draw:g>
              </table:table-cell>
              <table:table-cell office:value-type="string">
                <text:p>Invertido</text:p>
                <text:list>
                  <text:list-item>
                    <text:p>Invertido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Aleatorio</text:p>
                <text:list>
                  <text:list-item>
                    <text:p>Aleatorio</text:p>
                  </text:list-item>
                  <text:list-item>
                    <text:p/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l</text:p>
                <draw:g>
                  <svg:desc>Sheet1.B4:Sheet1.B26</svg:desc>
                </draw:g>
              </table:table-cell>
              <table:table-cell office:value-type="float" office:value="0">
                <text:p>0</text:p>
                <draw:g>
                  <svg:desc>Sheet1.F4:Sheet1.F22</svg:desc>
                </draw:g>
              </table:table-cell>
              <table:table-cell office:value-type="float" office:value="0">
                <text:p>0</text:p>
                <draw:g>
                  <svg:desc>Sheet1.G4:Sheet1.G22</svg:desc>
                </draw:g>
              </table:table-cell>
              <table:table-cell office:value-type="float" office:value="0">
                <text:p>0</text:p>
                <draw:g>
                  <svg:desc>Sheet1.H4:Sheet1.H22</svg:desc>
                </draw:g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s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